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3126in"/>
    </style:style>
    <style:style style:name="co9" style:family="table-column">
      <style:table-column-properties fo:break-before="auto" style:column-width="0.6563in"/>
    </style:style>
    <style:style style:name="co10" style:family="table-column">
      <style:table-column-properties fo:break-before="auto" style:column-width="0.302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Verdana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/>
      <style:text-properties style:text-outline="false" style:font-name="Verdana1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cc00"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Verdana1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no-wrap"/>
      <style:text-properties style:text-outline="false" style:font-name="Arial" fo:font-size="6pt" fo:language="en" fo:country="US" fo:text-shadow="none" style:text-underline-mode="continuous" style:text-overline-mode="continuous" style:text-line-through-mode="continuous" style:font-size-asian="6pt" style:language-asian="zh" style:country-asian="CN" style:font-name-complex="Tahoma" style:font-size-complex="6pt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cc00"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no-wrap"/>
      <style:text-properties style:text-outline="false" style:font-name="Arial" fo:font-size="7pt" fo:language="en" fo:country="US" fo:text-shadow="none" style:text-underline-mode="continuous" style:text-overline-mode="continuous" style:text-line-through-mode="continuous" style:font-size-asian="7pt" style:language-asian="zh" style:country-asian="CN" style:font-name-complex="Tahoma" style:font-size-complex="7pt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style:font-name="Arial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9" style:family="table-cell" style:parent-style-name="Default" style:data-style-name="N0">
      <style:table-cell-properties fo:background-color="#ffcc00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0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9999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able-cell-properties fo:background-color="#ff9999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4"/>
        <table:table-column table:style-name="co3" table:default-cell-style-name="ce2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7" office:value-type="string">
            <text:p>Sept 30<text:span text:style-name="T1">th</text:span> 2013</text:p>
          </table:table-cell>
          <table:table-cell table:style-name="ce15" office:value-type="float" office:value="111">
            <text:p>11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2" table:number-columns-repeated="12"/>
          <table:table-cell table:number-columns-repeated="227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8" office:value-type="string">
            <text:p>BROKEN MY HEART</text:p>
          </table:table-cell>
          <table:table-cell table:style-name="ce16" office:value-type="string">
            <text:p>NAOKI feat.PAULA TERRY</text:p>
          </table:table-cell>
          <table:table-cell table:number-columns-repeated="2" table:style-name="ce25" office:value-type="float" office:value="160">
            <text:p>160</text:p>
          </table:table-cell>
          <table:table-cell table:style-name="ce27" office:value-type="string">
            <text:p><text:span text:style-name="T2">DATA/mov/</text:span><text:span text:style-name="T3">brok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06">
            <text:p>20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81">
            <text:p>28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10">
            <text:p>21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91">
            <text:p>291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8" office:value-type="string">
            <text:p>PUT YOUR FAITH IN ME</text:p>
          </table:table-cell>
          <table:table-cell table:style-name="ce16" office:value-type="string">
            <text:p>UZI-LAY</text:p>
          </table:table-cell>
          <table:table-cell table:number-columns-repeated="2" table:style-name="ce25" office:value-type="float" office:value="120">
            <text:p>120</text:p>
          </table:table-cell>
          <table:table-cell table:style-name="ce27" office:value-type="string">
            <text:p><text:span text:style-name="T2">DATA/mov/</text:span><text:span text:style-name="T3">puty.seq</text:span>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28">
            <text:p>12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76">
            <text:p>176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76">
            <text:p>176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2">
            <text:p>222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8" office:value-type="string">
            <text:p>GORGEOUS 2012</text:p>
          </table:table-cell>
          <table:table-cell table:style-name="ce16" office:value-type="string">
            <text:p>THE SURRENDERS</text:p>
          </table:table-cell>
          <table:table-cell table:number-columns-repeated="2" table:style-name="ce25" office:value-type="float" office:value="135">
            <text:p>135</text:p>
          </table:table-cell>
          <table:table-cell table:style-name="ce28" office:value-type="string">
            <text:p><text:span text:style-name="T2">DATA/mov/</text:span><text:span text:style-name="T3">gorg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22">
            <text:p>22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27">
            <text:p>22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87">
            <text:p>387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8" office:value-type="string">
            <text:p>Ain't It Good</text:p>
          </table:table-cell>
          <table:table-cell table:style-name="ce16" office:value-type="string">
            <text:p>Tomoki Hirat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aint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81">
            <text:p>18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00">
            <text:p>20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2">
            <text:p>26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74">
            <text:p>274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8" office:value-type="string">
            <text:p>All Night |(Original Mix)</text:p>
          </table:table-cell>
          <table:table-cell table:style-name="ce16" office:value-type="string">
            <text:p>Tomoki Hirat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alln.seq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29">
            <text:p>12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00">
            <text:p>20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08">
            <text:p>20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15">
            <text:p>31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8" office:value-type="string">
            <text:p>Body |(I.C.B. Club Vocal Mix)</text:p>
          </table:table-cell>
          <table:table-cell table:style-name="ce16" office:value-type="string">
            <text:p>Tomoki Hirat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body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4">
            <text:p>25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93">
            <text:p>29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81">
            <text:p>28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15">
            <text:p>31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8" office:value-type="string">
            <text:p>Dr.Love</text:p>
          </table:table-cell>
          <table:table-cell table:style-name="ce16" office:value-type="string">
            <text:p>Asuka M.</text:p>
          </table:table-cell>
          <table:table-cell table:number-columns-repeated="2" table:style-name="ce25" office:value-type="float" office:value="123">
            <text:p>123</text:p>
          </table:table-cell>
          <table:table-cell table:style-name="ce28" office:value-type="string">
            <text:p><text:span text:style-name="T2">DATA/mov/</text:span><text:span text:style-name="T3">drlo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58">
            <text:p>15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54">
            <text:p>254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95">
            <text:p>195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8" office:value-type="string">
            <text:p>KEEP ON MOVIN' |(DMX MIX)</text:p>
          </table:table-cell>
          <table:table-cell table:style-name="ce16" office:value-type="string">
            <text:p>N.M.R-typeG</text:p>
          </table:table-cell>
          <table:table-cell table:number-columns-repeated="2" table:style-name="ce25" office:value-type="float" office:value="131">
            <text:p>131</text:p>
          </table:table-cell>
          <table:table-cell table:style-name="ce28" office:value-type="string">
            <text:p><text:span text:style-name="T2">DATA/mov/</text:span><text:span text:style-name="T3">keep.seq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28">
            <text:p>128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6">
            <text:p>256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09">
            <text:p>20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64">
            <text:p>264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8" office:value-type="string">
            <text:p>ALL MY LOVE</text:p>
          </table:table-cell>
          <table:table-cell table:style-name="ce16" office:value-type="string">
            <text:p>Tomosuke * SABRINA</text:p>
          </table:table-cell>
          <table:table-cell table:number-columns-repeated="2" table:style-name="ce25" office:value-type="float" office:value="132">
            <text:p>132</text:p>
          </table:table-cell>
          <table:table-cell table:style-name="ce28" office:value-type="string">
            <text:p><text:span text:style-name="T2">DATA/mov/</text:span><text:span text:style-name="T3">disc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4">
            <text:p>20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89">
            <text:p>389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37">
            <text:p>23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28">
            <text:p>328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8" office:value-type="string">
            <text:p>Heaven is a '57 metallic gray</text:p>
          </table:table-cell>
          <table:table-cell table:style-name="ce16" office:value-type="string">
            <text:p>Hiro feat.Sweet little 30's</text:p>
          </table:table-cell>
          <table:table-cell table:style-name="ce25" office:value-type="float" office:value="95">
            <text:p>95</text:p>
          </table:table-cell>
          <table:table-cell table:style-name="ce25" office:value-type="float" office:value="190">
            <text:p>190</text:p>
          </table:table-cell>
          <table:table-cell table:style-name="ce28" office:value-type="string">
            <text:p><text:span text:style-name="T2">DATA/mov/</text:span><text:span text:style-name="T3">heav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296">
            <text:p>296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5">
            <text:p>19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4">
            <text:p>234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8" office:value-type="string">
            <text:p>AFRONOVA PRIMEVAL</text:p>
          </table:table-cell>
          <table:table-cell table:style-name="ce16" office:value-type="string">
            <text:p>8 bit</text:p>
          </table:table-cell>
          <table:table-cell table:number-columns-repeated="2" table:style-name="ce25" office:value-type="float" office:value="200">
            <text:p>200</text:p>
          </table:table-cell>
          <table:table-cell table:style-name="ce28" office:value-type="string">
            <text:p><text:span text:style-name="T2">DATA/mov/</text:span><text:span text:style-name="T3">afro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52">
            <text:p>35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59">
            <text:p>55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76">
            <text:p>27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69">
            <text:p>469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8" office:value-type="string">
            <text:p>MEANING OF LIFE</text:p>
          </table:table-cell>
          <table:table-cell table:style-name="ce16" office:value-type="string">
            <text:p>K.Wit feat.GARY</text:p>
          </table:table-cell>
          <table:table-cell table:number-columns-repeated="2" table:style-name="ce25" office:value-type="float" office:value="112">
            <text:p>112</text:p>
          </table:table-cell>
          <table:table-cell table:style-name="ce28" office:value-type="string">
            <text:p><text:span text:style-name="T2">DATA/mov/</text:span><text:span text:style-name="T3">mean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2">
            <text:p>19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08">
            <text:p>308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42">
            <text:p>242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8" office:value-type="string">
            <text:p>IN MY DREAMS</text:p>
          </table:table-cell>
          <table:table-cell table:style-name="ce16" office:value-type="string">
            <text:p>REBECCA</text:p>
          </table:table-cell>
          <table:table-cell table:number-columns-repeated="2" table:style-name="ce25" office:value-type="float" office:value="139">
            <text:p>139</text:p>
          </table:table-cell>
          <table:table-cell table:style-name="ce28" office:value-type="string">
            <text:p><text:span text:style-name="T2">DATA/mov/</text:span><text:span text:style-name="T3">inmy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1">
            <text:p>281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7">
            <text:p>20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8">
            <text:p>298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9" office:value-type="string">
            <text:p>DYNAMITE RAVE |(B4 ZA BEAT MIX)</text:p>
          </table:table-cell>
          <table:table-cell table:style-name="ce16" office:value-type="string">
            <text:p>NAOKI</text:p>
          </table:table-cell>
          <table:table-cell table:number-columns-repeated="2" table:style-name="ce25" office:value-type="float" office:value="170">
            <text:p>170</text:p>
          </table:table-cell>
          <table:table-cell table:style-name="ce28" office:value-type="string">
            <text:p><text:span text:style-name="T2">DATA/mov/</text:span><text:span text:style-name="T3">dyna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4">
            <text:p>26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8">
            <text:p>42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7">
            <text:p>29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7">
            <text:p>427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8" office:value-type="string">
            <text:p>LOCOMOTION</text:p>
          </table:table-cell>
          <table:table-cell table:style-name="ce16" office:value-type="string">
            <text:p>ALEXI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loco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3">
            <text:p>213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87">
            <text:p>28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5">
            <text:p>24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06">
            <text:p>306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8" office:value-type="string">
            <text:p>My Sharona</text:p>
          </table:table-cell>
          <table:table-cell table:style-name="ce16" office:value-type="string">
            <text:p>DJ MIKO</text:p>
          </table:table-cell>
          <table:table-cell table:number-columns-repeated="2" table:style-name="ce25" office:value-type="float" office:value="144">
            <text:p>144</text:p>
          </table:table-cell>
          <table:table-cell table:style-name="ce29" office:value-type="string">
            <text:p><text:span text:style-name="T2">DATA/mov/</text:span><text:span text:style-name="T3">mysh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8" office:value-type="string">
            <text:p>BUTTERFLY |(KCP FUNG-FU MIX)</text:p>
          </table:table-cell>
          <table:table-cell table:style-name="ce16" office:value-type="string">
            <text:p>SMILE.dk</text:p>
          </table:table-cell>
          <table:table-cell table:number-columns-repeated="2" table:style-name="ce25" office:value-type="float" office:value="135">
            <text:p>135</text:p>
          </table:table-cell>
          <table:table-cell table:style-name="ce28" office:value-type="string">
            <text:p><text:span text:style-name="T2">DATA/mov/</text:span><text:span text:style-name="T3">butt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00">
            <text:p>30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13">
            <text:p>21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05">
            <text:p>30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8" office:value-type="string">
            <text:p>LET'S GET DOWN |(MO-FUNK MIX)</text:p>
          </table:table-cell>
          <table:table-cell table:style-name="ce16" office:value-type="string">
            <text:p>JT PLAYAZ</text:p>
          </table:table-cell>
          <table:table-cell table:number-columns-repeated="2" table:style-name="ce25" office:value-type="float" office:value="145">
            <text:p>145</text:p>
          </table:table-cell>
          <table:table-cell table:style-name="ce28" office:value-type="string">
            <text:p><text:span text:style-name="T2">DATA/mov/</text:span><text:span text:style-name="T3">lets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9">
            <text:p>23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0">
            <text:p>29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03">
            <text:p>20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02">
            <text:p>302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8" office:value-type="string">
            <text:p>IT'S A PARTY</text:p>
          </table:table-cell>
          <table:table-cell table:style-name="ce16" office:value-type="string">
            <text:p>BASTAMIKE &amp; RASHAD</text:p>
          </table:table-cell>
          <table:table-cell table:number-columns-repeated="2" table:style-name="ce25" office:value-type="float" office:value="145">
            <text:p>145</text:p>
          </table:table-cell>
          <table:table-cell table:style-name="ce28" office:value-type="string">
            <text:p><text:span text:style-name="T2">DATA/mov/</text:span><text:span text:style-name="T3">itsa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1">
            <text:p>22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18">
            <text:p>31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3">
            <text:p>22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2">
            <text:p>292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8" office:value-type="string">
            <text:p>TOGETHER FOREVER</text:p>
          </table:table-cell>
          <table:table-cell table:style-name="ce16" office:value-type="string">
            <text:p>CYDNEY D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toge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78">
            <text:p>17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1">
            <text:p>23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8">
            <text:p>22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41">
            <text:p>241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8" office:value-type="string">
            <text:p>jane jana</text:p>
          </table:table-cell>
          <table:table-cell table:style-name="ce17" office:value-type="string">
            <text:p>T.E.M.P.O. feat. Mohammad &amp; Emi</text:p>
          </table:table-cell>
          <table:table-cell table:number-columns-repeated="2" table:style-name="ce25" office:value-type="float" office:value="125">
            <text:p>125</text:p>
          </table:table-cell>
          <table:table-cell table:style-name="ce28" office:value-type="string">
            <text:p><text:span text:style-name="T2">DATA/mov/</text:span><text:span text:style-name="T3">indi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83">
            <text:p>18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8">
            <text:p>24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3">
            <text:p>19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2">
            <text:p>24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8" office:value-type="string">
            <text:p>GET IT ALL</text:p>
          </table:table-cell>
          <table:table-cell table:style-name="ce16" office:value-type="string">
            <text:p>BRASS TRICKS</text:p>
          </table:table-cell>
          <table:table-cell table:number-columns-repeated="2" table:style-name="ce25" office:value-type="float" office:value="139">
            <text:p>139</text:p>
          </table:table-cell>
          <table:table-cell table:style-name="ce28" office:value-type="string">
            <text:p><text:span text:style-name="T2">DATA/mov/</text:span><text:span text:style-name="T3">horn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5">
            <text:p>25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08">
            <text:p>308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4">
            <text:p>254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4">
            <text:p>294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8" office:value-type="string">
            <text:p>BAILA! BAILA!</text:p>
          </table:table-cell>
          <table:table-cell table:style-name="ce16" office:value-type="string">
            <text:p>DANDY MINEIRO</text:p>
          </table:table-cell>
          <table:table-cell table:number-columns-repeated="2" table:style-name="ce25" office:value-type="float" office:value="129">
            <text:p>129</text:p>
          </table:table-cell>
          <table:table-cell table:style-name="ce28" office:value-type="string">
            <text:p><text:span text:style-name="T2">DATA/mov/</text:span><text:span text:style-name="T3">bail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62">
            <text:p>262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37">
            <text:p>33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79">
            <text:p>27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59">
            <text:p>359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8" office:value-type="string">
            <text:p>Mobo*Moga</text:p>
          </table:table-cell>
          <table:table-cell table:style-name="ce16" office:value-type="string">
            <text:p>Orange Lounge</text:p>
          </table:table-cell>
          <table:table-cell table:number-columns-repeated="2" table:style-name="ce25" office:value-type="float" office:value="172">
            <text:p>172</text:p>
          </table:table-cell>
          <table:table-cell table:style-name="ce28" office:value-type="string">
            <text:p><text:span text:style-name="T2">DATA/mov/</text:span><text:span text:style-name="T3">mobo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01">
            <text:p>20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7">
            <text:p>24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23">
            <text:p>22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5">
            <text:p>24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8" office:value-type="string">
            <text:p>MAD BLAST</text:p>
          </table:table-cell>
          <table:table-cell table:style-name="ce16" office:value-type="string">
            <text:p>THE INFECTION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8" office:value-type="string">
            <text:p><text:span text:style-name="T2">DATA/mov/</text:span><text:span text:style-name="T3">punk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6">
            <text:p>24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63">
            <text:p>36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82">
            <text:p>282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73">
            <text:p>47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8" office:value-type="string">
            <text:p>Non Stop Mix Special 1</text:p>
          </table:table-cell>
          <table:table-cell table:style-name="ce16" office:value-type="string">
            <text:p>Non Stop Mix Special</text:p>
          </table:table-cell>
          <table:table-cell table:style-name="ce25" office:value-type="float" office:value="130">
            <text:p>130</text:p>
          </table:table-cell>
          <table:table-cell table:style-name="ce25" office:value-type="float" office:value="220">
            <text:p>220</text:p>
          </table:table-cell>
          <table:table-cell table:style-name="ce28" office:value-type="string">
            <text:p><text:span text:style-name="T2">DATA/mov/</text:span><text:span text:style-name="T3">boss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6">
            <text:p>28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55">
            <text:p>45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21">
            <text:p>321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9">
            <text:p>419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8" office:value-type="string">
            <text:p>Man and Woman</text:p>
          </table:table-cell>
          <table:table-cell table:style-name="ce16" office:value-type="string">
            <text:p>Cool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8" office:value-type="string">
            <text:p>First Love</text:p>
          </table:table-cell>
          <table:table-cell table:style-name="ce16" office:value-type="string">
            <text:p>CLON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10" office:value-type="string">
            <text:p>Dance With DOC</text:p>
          </table:table-cell>
          <table:table-cell table:style-name="ce18" office:value-type="string">
            <text:p>DJ DOC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8" office:value-type="string">
            <text:p>Dash</text:p>
          </table:table-cell>
          <table:table-cell table:style-name="ce16" office:value-type="string">
            <text:p>Baek Ji Young 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8" office:value-type="string">
            <text:p>Misery</text:p>
          </table:table-cell>
          <table:table-cell table:style-name="ce16" office:value-type="string">
            <text:p>Cool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8" office:value-type="string">
            <text:p>Tears</text:p>
          </table:table-cell>
          <table:table-cell table:style-name="ce16" office:value-type="string">
            <text:p>So Chan Whee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8" office:value-type="string">
            <text:p>Reckless Love</text:p>
          </table:table-cell>
          <table:table-cell table:style-name="ce16" office:value-type="string">
            <text:p>Sechs Kies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8" office:value-type="string">
            <text:p>Sea</text:p>
          </table:table-cell>
          <table:table-cell table:style-name="ce16" office:value-type="string">
            <text:p>UP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8" office:value-type="string">
            <text:p>Non Stop Mix Special 1 |(1<text:span text:style-name="T1">st</text:span> edit)</text:p>
          </table:table-cell>
          <table:table-cell table:style-name="ce16" office:value-type="string">
            <text:p>Non Stop Mix Special</text:p>
          </table:table-cell>
          <table:table-cell table:style-name="ce25" office:value-type="float" office:value="130">
            <text:p>130</text:p>
          </table:table-cell>
          <table:table-cell table:style-name="ce25" office:value-type="float" office:value="220">
            <text:p>220</text:p>
          </table:table-cell>
          <table:table-cell table:style-name="ce28" office:value-type="string">
            <text:p><text:span text:style-name="T2">DATA/mov/</text:span><text:span text:style-name="T3">boss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0">
            <text:p>42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72">
            <text:p>372</text:p>
          </table:table-cell>
          <table:table-cell table:number-columns-repeated="3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1">
            <text:p>201</text:p>
          </table:table-cell>
          <table:table-cell table:style-name="ce11" office:value-type="string">
            <text:p>Mind Parasite</text:p>
          </table:table-cell>
          <table:table-cell table:style-name="ce19" office:value-type="string">
            <text:p>TOMOSUKE</text:p>
          </table:table-cell>
          <table:table-cell table:number-columns-repeated="2" table:style-name="ce26" office:value-type="float" office:value="145">
            <text:p>145</text:p>
          </table:table-cell>
          <table:table-cell table:style-name="ce30" office:value-type="string">
            <text:p><text:span text:style-name="T2">DATA/mov/</text:span>mind.seq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191">
            <text:p>191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291">
            <text:p>291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194">
            <text:p>194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299">
            <text:p>299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2">
            <text:p>202</text:p>
          </table:table-cell>
          <table:table-cell table:style-name="ce11" office:value-type="string">
            <text:p>VIRTUAL MIND</text:p>
          </table:table-cell>
          <table:table-cell table:style-name="ce19" office:value-type="string">
            <text:p>Brian Morris feat.Thomas</text:p>
          </table:table-cell>
          <table:table-cell table:number-columns-repeated="2" table:style-name="ce26" office:value-type="float" office:value="128">
            <text:p>128</text:p>
          </table:table-cell>
          <table:table-cell table:style-name="ce30" office:value-type="string">
            <text:p><text:span text:style-name="T2">DATA/mov/</text:span>robo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07">
            <text:p>207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10">
            <text:p>31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09">
            <text:p>209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80">
            <text:p>28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3">
            <text:p>203</text:p>
          </table:table-cell>
          <table:table-cell table:style-name="ce11" office:value-type="string">
            <text:p>CAT'S EYE |(Ventura Mix)</text:p>
          </table:table-cell>
          <table:table-cell table:style-name="ce19" office:value-type="string">
            <text:p>E-ROTIC</text:p>
          </table:table-cell>
          <table:table-cell table:number-columns-repeated="2" table:style-name="ce26" office:value-type="float" office:value="159">
            <text:p>159</text:p>
          </table:table-cell>
          <table:table-cell table:style-name="ce30" office:value-type="string">
            <text:p><text:span text:style-name="T2">DATA/mov/</text:span>cats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71">
            <text:p>171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67">
            <text:p>267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7">
            <text:p>207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32">
            <text:p>232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4">
            <text:p>204</text:p>
          </table:table-cell>
          <table:table-cell table:style-name="ce11" office:value-type="string">
            <text:p>SYNCHRONIZED LOVE</text:p>
          </table:table-cell>
          <table:table-cell table:style-name="ce19" office:value-type="string">
            <text:p>JOE RINOIE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30" office:value-type="string">
            <text:p><text:span text:style-name="T2">DATA/mov/</text:span>sync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99">
            <text:p>199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61">
            <text:p>361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63">
            <text:p>263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406">
            <text:p>406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5">
            <text:p>205</text:p>
          </table:table-cell>
          <table:table-cell table:style-name="ce11" office:value-type="string">
            <text:p>KISS KISS KISS</text:p>
          </table:table-cell>
          <table:table-cell table:style-name="ce19" office:value-type="string">
            <text:p>NAOKI feat.SHANTI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30" office:value-type="string">
            <text:p><text:span text:style-name="T2">DATA/mov/</text:span>kiss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1">
            <text:p>201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302">
            <text:p>302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24">
            <text:p>224</text:p>
          </table:table-cell>
          <table:table-cell table:style-name="ce26" office:value-type="float" office:value="6">
            <text:p>6</text:p>
          </table:table-cell>
          <table:table-cell table:style-name="ce25" office:value-type="float" office:value="322">
            <text:p>322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6">
            <text:p>206</text:p>
          </table:table-cell>
          <table:table-cell table:style-name="ce11" office:value-type="string">
            <text:p>TOGETHER AND FOREVER</text:p>
          </table:table-cell>
          <table:table-cell table:style-name="ce19" office:value-type="string">
            <text:p>CAPTAIN JACK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30" office:value-type="string">
            <text:p><text:span text:style-name="T2">DATA/mov/</text:span>fore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78">
            <text:p>178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23">
            <text:p>323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1">
            <text:p>231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76">
            <text:p>376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7">
            <text:p>207</text:p>
          </table:table-cell>
          <table:table-cell table:style-name="ce11" office:value-type="string">
            <text:p>BOOM BOOM DOLLAR</text:p>
          </table:table-cell>
          <table:table-cell table:style-name="ce20" office:value-type="string">
            <text:p>KING KONG &amp; D.JUNGLE GIRLS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boom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29">
            <text:p>229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68">
            <text:p>268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1">
            <text:p>211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321">
            <text:p>321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8">
            <text:p>208</text:p>
          </table:table-cell>
          <table:table-cell table:style-name="ce11" office:value-type="string">
            <text:p>UPSIDE DOWN |(Hyper Euro Mix)</text:p>
          </table:table-cell>
          <table:table-cell table:style-name="ce19" office:value-type="string">
            <text:p>COO COO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30" office:value-type="string">
            <text:p><text:span text:style-name="T2">DATA/mov/</text:span>upsi.seq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88">
            <text:p>188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62">
            <text:p>262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81">
            <text:p>281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9">
            <text:p>209</text:p>
          </table:table-cell>
          <table:table-cell table:style-name="ce11" office:value-type="string">
            <text:p>DAM DARIRAM |(B4 ZA BEAT Mix)</text:p>
          </table:table-cell>
          <table:table-cell table:style-name="ce19" office:value-type="string">
            <text:p>JOGA</text:p>
          </table:table-cell>
          <table:table-cell table:number-columns-repeated="2" table:style-name="ce26" office:value-type="float" office:value="154">
            <text:p>154</text:p>
          </table:table-cell>
          <table:table-cell table:style-name="ce30" office:value-type="string">
            <text:p><text:span text:style-name="T2">DATA/mov/</text:span>damd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97">
            <text:p>197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17">
            <text:p>317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268">
            <text:p>268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0">
            <text:p>210</text:p>
          </table:table-cell>
          <table:table-cell table:style-name="ce11" office:value-type="string">
            <text:p>EAT YOU UP |(Phat k Mix)</text:p>
          </table:table-cell>
          <table:table-cell table:style-name="ce19" office:value-type="string">
            <text:p>ANGIE GOLD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eaty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21">
            <text:p>221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24">
            <text:p>324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22">
            <text:p>322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1">
            <text:p>211</text:p>
          </table:table-cell>
          <table:table-cell table:style-name="ce11" office:value-type="string">
            <text:p>Kiss me all night long</text:p>
          </table:table-cell>
          <table:table-cell table:style-name="ce19" office:value-type="string">
            <text:p>NAOKI J-STYLE feat.MIU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meal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82">
            <text:p>182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295">
            <text:p>295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55">
            <text:p>355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2">
            <text:p>212</text:p>
          </table:table-cell>
          <table:table-cell table:style-name="ce11" office:value-type="string">
            <text:p>KEEP IT GOING</text:p>
          </table:table-cell>
          <table:table-cell table:style-name="ce19" office:value-type="string">
            <text:p>K.Wit feat. Anthony Shoemo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30" office:value-type="string">
            <text:p><text:span text:style-name="T2">DATA/mov/</text:span>itgo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2">
            <text:p>212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78">
            <text:p>378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10">
            <text:p>210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33">
            <text:p>233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3">
            <text:p>213</text:p>
          </table:table-cell>
          <table:table-cell table:style-name="ce11" office:value-type="string">
            <text:p>STAY |(Organic house Version)</text:p>
          </table:table-cell>
          <table:table-cell table:style-name="ce19" office:value-type="string">
            <text:p>emi</text:p>
          </table:table-cell>
          <table:table-cell table:number-columns-repeated="2" table:style-name="ce26" office:value-type="float" office:value="125">
            <text:p>125</text:p>
          </table:table-cell>
          <table:table-cell table:style-name="ce30" office:value-type="string">
            <text:p><text:span text:style-name="T2">DATA/mov/</text:span>stay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66">
            <text:p>166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54">
            <text:p>254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77">
            <text:p>177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323">
            <text:p>323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4">
            <text:p>214</text:p>
          </table:table-cell>
          <table:table-cell table:style-name="ce11" office:value-type="string">
            <text:p>PETIT LOVE</text:p>
          </table:table-cell>
          <table:table-cell table:style-name="ce19" office:value-type="string">
            <text:p>SMILE.dk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peti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88">
            <text:p>188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98">
            <text:p>298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37">
            <text:p>237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312">
            <text:p>312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5">
            <text:p>215</text:p>
          </table:table-cell>
          <table:table-cell table:style-name="ce11" office:value-type="string">
            <text:p>STAY |(Mod bouncy Version)</text:p>
          </table:table-cell>
          <table:table-cell table:style-name="ce19" office:value-type="string">
            <text:p>TOMOSUKE</text:p>
          </table:table-cell>
          <table:table-cell table:number-columns-repeated="2" table:style-name="ce26" office:value-type="float" office:value="125">
            <text:p>125</text:p>
          </table:table-cell>
          <table:table-cell table:style-name="ce30" office:value-type="string">
            <text:p><text:span text:style-name="T2">DATA/mov/</text:span>stay2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60">
            <text:p>160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43">
            <text:p>243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79">
            <text:p>179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98">
            <text:p>298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6">
            <text:p>216</text:p>
          </table:table-cell>
          <table:table-cell table:style-name="ce11" office:value-type="string">
            <text:p>BOYS |(Euro Mix)</text:p>
          </table:table-cell>
          <table:table-cell table:style-name="ce19" office:value-type="string">
            <text:p>SMILE.dk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boys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9">
            <text:p>209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92">
            <text:p>392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98">
            <text:p>198</text:p>
          </table:table-cell>
          <table:table-cell table:style-name="ce26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7">
            <text:p>217</text:p>
          </table:table-cell>
          <table:table-cell table:style-name="ce11" office:value-type="string">
            <text:p>TUBTHUMPING |(KCP Happy Mix)</text:p>
          </table:table-cell>
          <table:table-cell table:style-name="ce19" office:value-type="string">
            <text:p>CHUMBAWAMBA</text:p>
          </table:table-cell>
          <table:table-cell table:number-columns-repeated="2" table:style-name="ce26" office:value-type="float" office:value="140">
            <text:p>140</text:p>
          </table:table-cell>
          <table:table-cell table:style-name="ce30" office:value-type="string">
            <text:p><text:span text:style-name="T2">DATA/mov/</text:span>tubt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80">
            <text:p>18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66">
            <text:p>266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57">
            <text:p>257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43">
            <text:p>243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8">
            <text:p>218</text:p>
          </table:table-cell>
          <table:table-cell table:style-name="ce11" office:value-type="string">
            <text:p>Quickening</text:p>
          </table:table-cell>
          <table:table-cell table:style-name="ce19" office:value-type="string">
            <text:p>dj TAKA</text:p>
          </table:table-cell>
          <table:table-cell table:number-columns-repeated="2" table:style-name="ce26" office:value-type="float" office:value="158">
            <text:p>158</text:p>
          </table:table-cell>
          <table:table-cell table:style-name="ce30" office:value-type="string">
            <text:p><text:span text:style-name="T2">DATA/mov/</text:span>quic.seq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355">
            <text:p>355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416">
            <text:p>416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383">
            <text:p>383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62">
            <text:p>362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9">
            <text:p>219</text:p>
          </table:table-cell>
          <table:table-cell table:style-name="ce12" office:value-type="string">
            <text:p>ENTER THE DRAGON |(G'z Island Mix)</text:p>
          </table:table-cell>
          <table:table-cell table:style-name="ce19" office:value-type="string">
            <text:p>B3-PROJECT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ente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47">
            <text:p>247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58">
            <text:p>258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0">
            <text:p>220</text:p>
          </table:table-cell>
          <table:table-cell table:style-name="ce12" office:value-type="string">
            <text:p>MEET MY FRIEND |(B4 ZA BEAT Mix)</text:p>
          </table:table-cell>
          <table:table-cell table:style-name="ce19" office:value-type="string">
            <text:p>EDDY HUNTINGTON</text:p>
          </table:table-cell>
          <table:table-cell table:number-columns-repeated="2" table:style-name="ce26" office:value-type="float" office:value="154">
            <text:p>154</text:p>
          </table:table-cell>
          <table:table-cell table:style-name="ce30" office:value-type="string">
            <text:p><text:span text:style-name="T2">DATA/mov/</text:span>meet.seq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62">
            <text:p>162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52">
            <text:p>252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6">
            <text:p>236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46">
            <text:p>346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1">
            <text:p>221</text:p>
          </table:table-cell>
          <table:table-cell table:style-name="ce13" office:value-type="string">
            <text:p>Buffalo Bill |(Momo Re-Edit) </text:p>
          </table:table-cell>
          <table:table-cell table:style-name="ce21" office:value-type="string">
            <text:p>ZIPPERS</text:p>
          </table:table-cell>
          <table:table-cell table:number-columns-repeated="2" table:style-name="ce6" office:value-type="float" office:value="0">
            <text:p>0</text:p>
          </table:table-cell>
          <table:table-cell table:style-name="ce31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2">
            <text:p>222</text:p>
          </table:table-cell>
          <table:table-cell table:style-name="ce11" office:value-type="string">
            <text:p>DOODAH! |(K.O.G. Re-edit)</text:p>
          </table:table-cell>
          <table:table-cell table:style-name="ce19" office:value-type="string">
            <text:p>CARTOONS</text:p>
          </table:table-cell>
          <table:table-cell table:number-columns-repeated="2" table:style-name="ce26" office:value-type="float" office:value="158">
            <text:p>158</text:p>
          </table:table-cell>
          <table:table-cell table:style-name="ce30" office:value-type="string">
            <text:p><text:span text:style-name="T2">DATA/mov/</text:span>dood.seq</text:p>
          </table:table-cell>
          <table:table-cell table:style-name="ce26" office:value-type="float" office:value="2">
            <text:p>2</text:p>
          </table:table-cell>
          <table:table-cell table:style-name="ce2" office:value-type="float" office:value="151">
            <text:p>151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85">
            <text:p>185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74">
            <text:p>174</text:p>
          </table:table-cell>
          <table:table-cell table:style-name="ce26" office:value-type="float" office:value="6">
            <text:p>6</text:p>
          </table:table-cell>
          <table:table-cell table:style-name="ce25" office:value-type="float" office:value="257">
            <text:p>257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3">
            <text:p>223</text:p>
          </table:table-cell>
          <table:table-cell table:style-name="ce12" office:value-type="string">
            <text:p>DO ME |(MONDO DISCO ITALO STYLE)</text:p>
          </table:table-cell>
          <table:table-cell table:style-name="ce19" office:value-type="string">
            <text:p>DJ MOjo</text:p>
          </table:table-cell>
          <table:table-cell table:number-columns-repeated="2" table:style-name="ce26" office:value-type="float" office:value="135">
            <text:p>135</text:p>
          </table:table-cell>
          <table:table-cell table:style-name="ce30" office:value-type="string">
            <text:p><text:span text:style-name="T2">DATA/mov/</text:span>dome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69">
            <text:p>269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37">
            <text:p>337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4">
            <text:p>224</text:p>
          </table:table-cell>
          <table:table-cell table:style-name="ce11" office:value-type="string">
            <text:p>Happy-hopper</text:p>
          </table:table-cell>
          <table:table-cell table:style-name="ce19" office:value-type="string">
            <text:p>ES44</text:p>
          </table:table-cell>
          <table:table-cell table:number-columns-repeated="2" table:style-name="ce26" office:value-type="float" office:value="198">
            <text:p>198</text:p>
          </table:table-cell>
          <table:table-cell table:style-name="ce30" office:value-type="string">
            <text:p><text:span text:style-name="T2">DATA/mov/</text:span>russ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24">
            <text:p>224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47">
            <text:p>347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17">
            <text:p>217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43">
            <text:p>343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5">
            <text:p>225</text:p>
          </table:table-cell>
          <table:table-cell table:style-name="ce11" office:value-type="string">
            <text:p>TOKYO ALL READY</text:p>
          </table:table-cell>
          <table:table-cell table:style-name="ce19" office:value-type="string">
            <text:p>JUDY CRYSTAL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toky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63">
            <text:p>163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84">
            <text:p>284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64">
            <text:p>164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63">
            <text:p>263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6">
            <text:p>226</text:p>
          </table:table-cell>
          <table:table-cell table:style-name="ce11" office:value-type="string">
            <text:p>@ |(J-SUMMER MIX)</text:p>
          </table:table-cell>
          <table:table-cell table:style-name="ce19" office:value-type="string">
            <text:p>RE-VENGE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30" office:value-type="string">
            <text:p><text:span text:style-name="T2">DATA/mov/</text:span>mats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5">
            <text:p>235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86">
            <text:p>386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43">
            <text:p>243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98">
            <text:p>398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7">
            <text:p>227</text:p>
          </table:table-cell>
          <table:table-cell table:style-name="ce11" office:value-type="string">
            <text:p>I WILL FOLLOW HIM</text:p>
          </table:table-cell>
          <table:table-cell table:style-name="ce19" office:value-type="string">
            <text:p>TAEKO + THE V.O.W.</text:p>
          </table:table-cell>
          <table:table-cell table:number-columns-repeated="2" table:style-name="ce26" office:value-type="float" office:value="148">
            <text:p>148</text:p>
          </table:table-cell>
          <table:table-cell table:style-name="ce30" office:value-type="string">
            <text:p><text:span text:style-name="T2">DATA/mov/</text:span>iwil.seq</text:p>
          </table:table-cell>
          <table:table-cell table:style-name="ce26" office:value-type="float" office:value="2">
            <text:p>2</text:p>
          </table:table-cell>
          <table:table-cell table:style-name="ce2" office:value-type="float" office:value="142">
            <text:p>142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61">
            <text:p>161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40">
            <text:p>24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8">
            <text:p>228</text:p>
          </table:table-cell>
          <table:table-cell table:style-name="ce11" office:value-type="string">
            <text:p>FUNKY MODELLING</text:p>
          </table:table-cell>
          <table:table-cell table:style-name="ce19" office:value-type="string">
            <text:p>SPAKER</text:p>
          </table:table-cell>
          <table:table-cell table:number-columns-repeated="2" table:style-name="ce26" office:value-type="float" office:value="148">
            <text:p>148</text:p>
          </table:table-cell>
          <table:table-cell table:style-name="ce30" office:value-type="string">
            <text:p><text:span text:style-name="T2">DATA/mov/</text:span>funk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34">
            <text:p>334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11">
            <text:p>311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9">
            <text:p>229</text:p>
          </table:table-cell>
          <table:table-cell table:style-name="ce13" office:value-type="string">
            <text:p>Paranoia |~jazzy groove~</text:p>
          </table:table-cell>
          <table:table-cell table:style-name="ce21" office:value-type="string">
            <text:p>200-10</text:p>
          </table:table-cell>
          <table:table-cell table:number-columns-repeated="2" table:style-name="ce6" office:value-type="float" office:value="0">
            <text:p>0</text:p>
          </table:table-cell>
          <table:table-cell table:style-name="ce31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0">
            <text:p>230</text:p>
          </table:table-cell>
          <table:table-cell table:style-name="ce11" office:value-type="string">
            <text:p>Non Stop Mix Special 2</text:p>
          </table:table-cell>
          <table:table-cell table:style-name="ce19" office:value-type="string">
            <text:p>Non Stop Mix Special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400">
            <text:p>400</text:p>
          </table:table-cell>
          <table:table-cell table:style-name="ce26" office:value-type="float" office:value="9">
            <text:p>9</text:p>
          </table:table-cell>
          <table:table-cell table:style-name="ce2" office:value-type="float" office:value="475">
            <text:p>475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83">
            <text:p>383</text:p>
          </table:table-cell>
          <table:table-cell table:style-name="ce26" office:value-type="float" office:value="9">
            <text:p>9</text:p>
          </table:table-cell>
          <table:table-cell table:style-name="ce25" office:value-type="float" office:value="484">
            <text:p>484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1">
            <text:p>231</text:p>
          </table:table-cell>
          <table:table-cell table:style-name="ce11" office:value-type="string">
            <text:p>ABSOLUTE</text:p>
          </table:table-cell>
          <table:table-cell table:style-name="ce19" office:value-type="string">
            <text:p>dj TAKA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30" office:value-type="string">
            <text:p><text:span text:style-name="T2">DATA/mov/</text:span>abs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78">
            <text:p>178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66">
            <text:p>366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5" office:value-type="float" office:value="375">
            <text:p>375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2">
            <text:p>232</text:p>
          </table:table-cell>
          <table:table-cell table:style-name="ce11" office:value-type="string">
            <text:p>B4U</text:p>
          </table:table-cell>
          <table:table-cell table:style-name="ce19" office:value-type="string">
            <text:p>NAOKI</text:p>
          </table:table-cell>
          <table:table-cell table:number-columns-repeated="2" table:style-name="ce4" office:value-type="float" office:value="155">
            <text:p>155</text:p>
          </table:table-cell>
          <table:table-cell table:style-name="ce30" office:value-type="string">
            <text:p><text:span text:style-name="T2">DATA/mov/</text:span>bfor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1">
            <text:p>261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81">
            <text:p>381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0">
            <text:p>260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42">
            <text:p>342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3">
            <text:p>233</text:p>
          </table:table-cell>
          <table:table-cell table:style-name="ce11" office:value-type="string">
            <text:p>DXY!</text:p>
          </table:table-cell>
          <table:table-cell table:style-name="ce19" office:value-type="string">
            <text:p>TaQ</text:p>
          </table:table-cell>
          <table:table-cell table:number-columns-repeated="2" table:style-name="ce4" office:value-type="float" office:value="148">
            <text:p>148</text:p>
          </table:table-cell>
          <table:table-cell table:style-name="ce30" office:value-type="string">
            <text:p><text:span text:style-name="T2">DATA/mov/</text:span>dxye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43">
            <text:p>34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92">
            <text:p>392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99">
            <text:p>299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56">
            <text:p>356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4">
            <text:p>234</text:p>
          </table:table-cell>
          <table:table-cell table:style-name="ce11" office:value-type="string">
            <text:p>sanctus</text:p>
          </table:table-cell>
          <table:table-cell table:style-name="ce19" office:value-type="string">
            <text:p>Osamu Kubota</text:p>
          </table:table-cell>
          <table:table-cell table:number-columns-repeated="2" table:style-name="ce4" office:value-type="float" office:value="160">
            <text:p>160</text:p>
          </table:table-cell>
          <table:table-cell table:style-name="ce30" office:value-type="string">
            <text:p><text:span text:style-name="T2">DATA/mov/</text:span>sanc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299">
            <text:p>299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23">
            <text:p>223</text:p>
          </table:table-cell>
          <table:table-cell table:style-name="ce4" office:value-type="float" office:value="8">
            <text:p>8</text:p>
          </table:table-cell>
          <table:table-cell table:style-name="ce25" office:value-type="float" office:value="324">
            <text:p>324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5">
            <text:p>235</text:p>
          </table:table-cell>
          <table:table-cell table:style-name="ce11" office:value-type="string">
            <text:p>Twin Bee -Generation X-</text:p>
          </table:table-cell>
          <table:table-cell table:style-name="ce19" office:value-type="string">
            <text:p>FinalOffset</text:p>
          </table:table-cell>
          <table:table-cell table:number-columns-repeated="2" table:style-name="ce4" office:value-type="float" office:value="168">
            <text:p>168</text:p>
          </table:table-cell>
          <table:table-cell table:style-name="ce30" office:value-type="string">
            <text:p><text:span text:style-name="T2">DATA/mov/</text:span>twin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0">
            <text:p>23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77">
            <text:p>277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6">
            <text:p>236</text:p>
          </table:table-cell>
          <table:table-cell table:style-name="ce11" office:value-type="string">
            <text:p>WONDA |(SPEED K MIX)</text:p>
          </table:table-cell>
          <table:table-cell table:style-name="ce19" office:value-type="string">
            <text:p>MM</text:p>
          </table:table-cell>
          <table:table-cell table:number-columns-repeated="2" table:style-name="ce4" office:value-type="float" office:value="170">
            <text:p>170</text:p>
          </table:table-cell>
          <table:table-cell table:style-name="ce30" office:value-type="string">
            <text:p><text:span text:style-name="T2">DATA/mov/</text:span>wond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57">
            <text:p>15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54">
            <text:p>354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196">
            <text:p>196</text:p>
          </table:table-cell>
          <table:table-cell table:style-name="ce4" office:value-type="float" office:value="9">
            <text:p>9</text:p>
          </table:table-cell>
          <table:table-cell table:style-name="ce25" office:value-type="float" office:value="455">
            <text:p>455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7">
            <text:p>237</text:p>
          </table:table-cell>
          <table:table-cell table:style-name="ce11" office:value-type="string">
            <text:p>KICK THE CAN |(HYPER KCP MIX)</text:p>
          </table:table-cell>
          <table:table-cell table:style-name="ce19" office:value-type="string">
            <text:p>BUS STOP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0" office:value-type="string">
            <text:p><text:span text:style-name="T2">DATA/mov/</text:span>kick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12">
            <text:p>312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433">
            <text:p>43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05">
            <text:p>305</text:p>
          </table:table-cell>
          <table:table-cell table:style-name="ce4" office:value-type="float" office:value="9">
            <text:p>9</text:p>
          </table:table-cell>
          <table:table-cell table:style-name="ce25" office:value-type="float" office:value="433">
            <text:p>433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8">
            <text:p>238</text:p>
          </table:table-cell>
          <table:table-cell table:style-name="ce11" office:value-type="string">
            <text:p>Romance no Kamisama</text:p>
          </table:table-cell>
          <table:table-cell table:style-name="ce19" office:value-type="string">
            <text:p>JUDY CRYSTAL</text:p>
          </table:table-cell>
          <table:table-cell table:number-columns-repeated="2" table:style-name="ce4" office:value-type="float" office:value="157">
            <text:p>157</text:p>
          </table:table-cell>
          <table:table-cell table:style-name="ce30" office:value-type="string">
            <text:p><text:span text:style-name="T2">DATA/mov/</text:span>roma.seq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147">
            <text:p>147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85">
            <text:p>285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9">
            <text:p>239</text:p>
          </table:table-cell>
          <table:table-cell table:style-name="ce11" office:value-type="string">
            <text:p>RHYTHM AND POLICE</text:p>
          </table:table-cell>
          <table:table-cell table:style-name="ce22" office:value-type="string">
            <text:p>CJ CREW FEATURING CHRISTIAN D</text:p>
          </table:table-cell>
          <table:table-cell table:number-columns-repeated="2" table:style-name="ce4" office:value-type="float" office:value="154">
            <text:p>154</text:p>
          </table:table-cell>
          <table:table-cell table:style-name="ce30" office:value-type="string">
            <text:p><text:span text:style-name="T2">DATA/mov/</text:span>rhy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23">
            <text:p>12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4">
            <text:p>234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13">
            <text:p>113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74">
            <text:p>274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0">
            <text:p>240</text:p>
          </table:table-cell>
          <table:table-cell table:style-name="ce11" office:value-type="string">
            <text:p>HOT LIMIT</text:p>
          </table:table-cell>
          <table:table-cell table:style-name="ce19" office:value-type="string">
            <text:p>JOHN DESIRE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30" office:value-type="string">
            <text:p><text:span text:style-name="T2">DATA/mov/</text:span>hotl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11">
            <text:p>211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14">
            <text:p>314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29">
            <text:p>329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1">
            <text:p>241</text:p>
          </table:table-cell>
          <table:table-cell table:style-name="ce11" office:value-type="string">
            <text:p>Odoru Ponpokorin</text:p>
          </table:table-cell>
          <table:table-cell table:style-name="ce19" office:value-type="string">
            <text:p>CAPTAIN JACK</text:p>
          </table:table-cell>
          <table:table-cell table:number-columns-repeated="2" table:style-name="ce4" office:value-type="float" office:value="142">
            <text:p>142</text:p>
          </table:table-cell>
          <table:table-cell table:style-name="ce30" office:value-type="string">
            <text:p><text:span text:style-name="T2">DATA/mov/</text:span>odor.seq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3">
            <text:p>273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77">
            <text:p>177</text:p>
          </table:table-cell>
          <table:table-cell table:style-name="ce4" office:value-type="float" office:value="6">
            <text:p>6</text:p>
          </table:table-cell>
          <table:table-cell table:style-name="ce25" office:value-type="float" office:value="267">
            <text:p>267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2">
            <text:p>242</text:p>
          </table:table-cell>
          <table:table-cell table:style-name="ce11" office:value-type="string">
            <text:p>Junanasai</text:p>
          </table:table-cell>
          <table:table-cell table:style-name="ce19" office:value-type="string">
            <text:p>BAMBEE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30" office:value-type="string">
            <text:p><text:span text:style-name="T2">DATA/mov/</text:span>juna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76">
            <text:p>276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08">
            <text:p>208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87">
            <text:p>287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3">
            <text:p>243</text:p>
          </table:table-cell>
          <table:table-cell table:style-name="ce11" office:value-type="string">
            <text:p>BE TOGETHER</text:p>
          </table:table-cell>
          <table:table-cell table:style-name="ce19" office:value-type="string">
            <text:p>NI-NI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30" office:value-type="string">
            <text:p><text:span text:style-name="T2">DATA/mov/</text:span>bet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6">
            <text:p>226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0">
            <text:p>130</text:p>
          </table:table-cell>
          <table:table-cell table:style-name="ce4" office:value-type="float" office:value="6">
            <text:p>6</text:p>
          </table:table-cell>
          <table:table-cell table:style-name="ce25" office:value-type="float" office:value="244">
            <text:p>244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4">
            <text:p>244</text:p>
          </table:table-cell>
          <table:table-cell table:style-name="ce11" office:value-type="string">
            <text:p>THE TWIST |(Double Pump MIX)</text:p>
          </table:table-cell>
          <table:table-cell table:style-name="ce19" office:value-type="string">
            <text:p>LIBERTY ALL STAZ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30" office:value-type="string">
            <text:p><text:span text:style-name="T2">DATA/mov/</text:span>the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7">
            <text:p>22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23">
            <text:p>323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2">
            <text:p>272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63">
            <text:p>363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5">
            <text:p>245</text:p>
          </table:table-cell>
          <table:table-cell table:style-name="ce11" office:value-type="string">
            <text:p>Non Stop Special 2 |(ny edit)</text:p>
          </table:table-cell>
          <table:table-cell table:style-name="ce19" office:value-type="string">
            <text:p>Non Stop Mix Special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99">
            <text:p>39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37">
            <text:p>437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51">
            <text:p>35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47">
            <text:p>447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6">
            <text:p>246</text:p>
          </table:table-cell>
          <table:table-cell table:style-name="ce11" office:value-type="string">
            <text:p>Non Stop Special 2 |(os edit)</text:p>
          </table:table-cell>
          <table:table-cell table:style-name="ce19" office:value-type="string">
            <text:p>Non Stop Mix Special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419">
            <text:p>41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11">
            <text:p>51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45">
            <text:p>34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05">
            <text:p>405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7">
            <text:p>247</text:p>
          </table:table-cell>
          <table:table-cell table:style-name="ce11" office:value-type="string">
            <text:p>Non Stop Special 2 |(ss edit)</text:p>
          </table:table-cell>
          <table:table-cell table:style-name="ce19" office:value-type="string">
            <text:p>Non Stop Mix Special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31">
            <text:p>33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25">
            <text:p>525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29">
            <text:p>32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79">
            <text:p>479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8">
            <text:p>248</text:p>
          </table:table-cell>
          <table:table-cell table:style-name="ce11" office:value-type="string">
            <text:p>Non Stop Special 2 |(sy edit)</text:p>
          </table:table-cell>
          <table:table-cell table:style-name="ce19" office:value-type="string">
            <text:p>Non Stop Mix Special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64">
            <text:p>364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04">
            <text:p>50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52">
            <text:p>35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32">
            <text:p>532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9">
            <text:p>249</text:p>
          </table:table-cell>
          <table:table-cell table:style-name="ce11" office:value-type="string">
            <text:p>Non Stop Special 2 |(tt edit)</text:p>
          </table:table-cell>
          <table:table-cell table:style-name="ce19" office:value-type="string">
            <text:p>Non Stop Mix Special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66">
            <text:p>366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38">
            <text:p>43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90">
            <text:p>390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37">
            <text:p>437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50">
            <text:p>250</text:p>
          </table:table-cell>
          <table:table-cell table:style-name="ce11" office:value-type="string">
            <text:p>Non Stop Special 2 |(yh edit)</text:p>
          </table:table-cell>
          <table:table-cell table:style-name="ce19" office:value-type="string">
            <text:p>Non Stop Mix Special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22">
            <text:p>32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23">
            <text:p>523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65">
            <text:p>36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01">
            <text:p>501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1">
            <text:p>301</text:p>
          </table:table-cell>
          <table:table-cell table:style-name="ce8" office:value-type="string">
            <text:p>Wuv U</text:p>
          </table:table-cell>
          <table:table-cell table:style-name="ce16" office:value-type="string">
            <text:p>kors k</text:p>
          </table:table-cell>
          <table:table-cell table:number-columns-repeated="2" table:style-name="ce25" office:value-type="float" office:value="173">
            <text:p>173</text:p>
          </table:table-cell>
          <table:table-cell table:style-name="ce28" office:value-type="string">
            <text:p><text:span text:style-name="T2">DATA/mov/</text:span><text:span text:style-name="T3">wuvu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72">
            <text:p>27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2">
            <text:p>20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0">
            <text:p>26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2">
            <text:p>302</text:p>
          </table:table-cell>
          <table:table-cell table:style-name="ce8" office:value-type="string">
            <text:p>Daisuke</text:p>
          </table:table-cell>
          <table:table-cell table:style-name="ce16" office:value-type="string">
            <text:p>Y&amp;Co</text:p>
          </table:table-cell>
          <table:table-cell table:number-columns-repeated="2" table:style-name="ce25" office:value-type="float" office:value="157">
            <text:p>157</text:p>
          </table:table-cell>
          <table:table-cell table:style-name="ce28" office:value-type="string">
            <text:p><text:span text:style-name="T2">DATA/mov/</text:span><text:span text:style-name="T3">dais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75">
            <text:p>27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90">
            <text:p>29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2">
            <text:p>292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3">
            <text:p>303</text:p>
          </table:table-cell>
          <table:table-cell table:style-name="ce8" office:value-type="string">
            <text:p>POSSESSION</text:p>
          </table:table-cell>
          <table:table-cell table:style-name="ce16" office:value-type="string">
            <text:p>TAG</text:p>
          </table:table-cell>
          <table:table-cell table:style-name="ce25" office:value-type="float" office:value="185">
            <text:p>185</text:p>
          </table:table-cell>
          <table:table-cell table:style-name="ce25" office:value-type="float" office:value="370">
            <text:p>370</text:p>
          </table:table-cell>
          <table:table-cell table:style-name="ce32" office:value-type="string">
            <text:p><text:span text:style-name="T2">DATA/mov/</text:span><text:span text:style-name="T3">poss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51">
            <text:p>35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91">
            <text:p>491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2">
            <text:p>252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9">
            <text:p>41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4">
            <text:p>304</text:p>
          </table:table-cell>
          <table:table-cell table:style-name="ce8" office:value-type="string">
            <text:p>Unreal</text:p>
          </table:table-cell>
          <table:table-cell table:style-name="ce16" office:value-type="string">
            <text:p>Black Rose Garden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8" office:value-type="string">
            <text:p><text:span text:style-name="T2">DATA/mov/</text:span><text:span text:style-name="T3">unre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73">
            <text:p>273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09">
            <text:p>409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72">
            <text:p>372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5">
            <text:p>305</text:p>
          </table:table-cell>
          <table:table-cell table:style-name="ce8" office:value-type="string">
            <text:p>DM STAR |~kansai energy style~</text:p>
          </table:table-cell>
          <table:table-cell table:style-name="ce16" office:value-type="string">
            <text:p>Naoki for DM STAR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8" office:value-type="string">
            <text:p><text:span text:style-name="T2">DATA/mov/</text:span><text:span text:style-name="T3">dmst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77">
            <text:p>27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93">
            <text:p>39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61">
            <text:p>26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85">
            <text:p>385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6">
            <text:p>306</text:p>
          </table:table-cell>
          <table:table-cell table:style-name="ce8" office:value-type="string">
            <text:p>Dogu Ditty</text:p>
          </table:table-cell>
          <table:table-cell table:style-name="ce16" office:value-type="string">
            <text:p>Dp.Honda feat. MARIMO</text:p>
          </table:table-cell>
          <table:table-cell table:number-columns-repeated="2" table:style-name="ce25" office:value-type="float" office:value="160">
            <text:p>160</text:p>
          </table:table-cell>
          <table:table-cell table:style-name="ce32" office:value-type="string">
            <text:p><text:span text:style-name="T2">DATA/mov/</text:span><text:span text:style-name="T3">mind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89">
            <text:p>28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1">
            <text:p>421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8">
            <text:p>418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7">
            <text:p>307</text:p>
          </table:table-cell>
          <table:table-cell table:style-name="ce8" office:value-type="string">
            <text:p>NADESHIKO</text:p>
          </table:table-cell>
          <table:table-cell table:style-name="ce23" office:value-type="string">
            <text:p>red litmus</text:p>
          </table:table-cell>
          <table:table-cell table:number-columns-repeated="2" table:style-name="ce25" office:value-type="float" office:value="163">
            <text:p>163</text:p>
          </table:table-cell>
          <table:table-cell table:style-name="ce32" office:value-type="string">
            <text:p><text:span text:style-name="T2">DATA/mov/</text:span><text:span text:style-name="T3">twin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8">
            <text:p>308</text:p>
          </table:table-cell>
          <table:table-cell table:style-name="ce8" office:value-type="string">
            <text:p>SHION</text:p>
          </table:table-cell>
          <table:table-cell table:style-name="ce23" office:value-type="string">
            <text:p>DJ YOSHITAKA</text:p>
          </table:table-cell>
          <table:table-cell table:number-columns-repeated="2" table:style-name="ce25" office:value-type="float" office:value="179">
            <text:p>179</text:p>
          </table:table-cell>
          <table:table-cell table:style-name="ce32" office:value-type="string">
            <text:p><text:span text:style-name="T2">DATA/mov/</text:span><text:span text:style-name="T3">hotl.seq</text:span>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9">
            <text:p>309</text:p>
          </table:table-cell>
          <table:table-cell table:style-name="ce9" office:value-type="string">
            <text:p>Love Ç Shine |(Body Grooverz Mix)</text:p>
          </table:table-cell>
          <table:table-cell table:style-name="ce16" office:value-type="string">
            <text:p>W.W.S</text:p>
          </table:table-cell>
          <table:table-cell table:number-columns-repeated="2" table:style-name="ce25" office:value-type="float" office:value="177">
            <text:p>177</text:p>
          </table:table-cell>
          <table:table-cell table:style-name="ce32" office:value-type="string">
            <text:p><text:span text:style-name="T2">DATA/mov/</text:span><text:span text:style-name="T3">llsb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6">
            <text:p>20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31">
            <text:p>331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8">
            <text:p>21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29">
            <text:p>329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9" office:value-type="string">
            <text:p>Caramelldansen |(Speedycake Remix)</text:p>
          </table:table-cell>
          <table:table-cell table:style-name="ce23" office:value-type="string">
            <text:p>Caramell</text:p>
          </table:table-cell>
          <table:table-cell table:number-columns-repeated="2" table:style-name="ce25" office:value-type="float" office:value="164">
            <text:p>164</text:p>
          </table:table-cell>
          <table:table-cell table:style-name="ce32" office:value-type="string">
            <text:p><text:span text:style-name="T2">DATA/mov/</text:span><text:span text:style-name="T3">wond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6">
            <text:p>216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26">
            <text:p>22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421">
            <text:p>42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ce2" office:value-type="float" office:value="311">
            <text:p>311</text:p>
          </table:table-cell>
          <table:table-cell table:style-name="ce8" office:value-type="string">
            <text:p>south</text:p>
          </table:table-cell>
          <table:table-cell table:style-name="ce23" office:value-type="string">
            <text:p>Wall5</text:p>
          </table:table-cell>
          <table:table-cell table:number-columns-repeated="2" table:style-name="ce25" office:value-type="float" office:value="140">
            <text:p>140</text:p>
          </table:table-cell>
          <table:table-cell table:style-name="ce32" office:value-type="string">
            <text:p><text:span text:style-name="T2">DATA/mov/</text:span><text:span text:style-name="T3">alln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89">
            <text:p>18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23">
            <text:p>323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87">
            <text:p>18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20">
            <text:p>32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ce2" office:value-type="float" office:value="312">
            <text:p>312</text:p>
          </table:table-cell>
          <table:table-cell table:style-name="ce8" office:value-type="string">
            <text:p>Unbelievable |(Sparky Remix)</text:p>
          </table:table-cell>
          <table:table-cell table:style-name="ce23" office:value-type="string">
            <text:p>jun feat. Sarah-Jane</text:p>
          </table:table-cell>
          <table:table-cell table:style-name="ce25" office:value-type="float" office:value="87">
            <text:p>87</text:p>
          </table:table-cell>
          <table:table-cell table:style-name="ce25" office:value-type="float" office:value="185">
            <text:p>185</text:p>
          </table:table-cell>
          <table:table-cell table:style-name="ce32" office:value-type="string">
            <text:p><text:span text:style-name="T2">DATA/mov/</text:span><text:span text:style-name="T3">llsb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7">
            <text:p>417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21">
            <text:p>421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3">
            <text:p>313</text:p>
          </table:table-cell>
          <table:table-cell table:style-name="ce8" office:value-type="string">
            <text:p>qwerty</text:p>
          </table:table-cell>
          <table:table-cell table:style-name="ce23" office:value-type="string">
            <text:p>qwerty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4">
            <text:p>314</text:p>
          </table:table-cell>
          <table:table-cell table:style-name="ce8" office:value-type="string">
            <text:p>qwerty</text:p>
          </table:table-cell>
          <table:table-cell table:style-name="ce23" office:value-type="string">
            <text:p>qwerty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5">
            <text:p>315</text:p>
          </table:table-cell>
          <table:table-cell table:style-name="ce8" office:value-type="string">
            <text:p>TYCOON</text:p>
          </table:table-cell>
          <table:table-cell table:style-name="ce17" office:value-type="string">
            <text:p>SOUND HOLIC f. Nana Takahashi</text:p>
          </table:table-cell>
          <table:table-cell table:number-columns-repeated="2" table:style-name="ce25" office:value-type="float" office:value="170">
            <text:p>170</text:p>
          </table:table-cell>
          <table:table-cell table:style-name="ce32" office:value-type="string">
            <text:p><text:span text:style-name="T2">DATA/mov/</text:span><text:span text:style-name="T3">meal.ss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5">
            <text:p>195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0">
            <text:p>23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0">
            <text:p>19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6">
            <text:p>266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6">
            <text:p>316</text:p>
          </table:table-cell>
          <table:table-cell table:style-name="ce8" office:value-type="string">
            <text:p>Yuuyake |~Fading Day~</text:p>
          </table:table-cell>
          <table:table-cell table:style-name="ce16" office:value-type="string">
            <text:p>JAKAZiD</text:p>
          </table:table-cell>
          <table:table-cell table:number-columns-repeated="2" table:style-name="ce25" office:value-type="float" office:value="174">
            <text:p>174</text:p>
          </table:table-cell>
          <table:table-cell table:style-name="ce32" office:value-type="string">
            <text:p><text:span text:style-name="T2">DATA/mov/</text:span><text:span text:style-name="T3">yuuy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37">
            <text:p>337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79">
            <text:p>479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47">
            <text:p>34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7">
            <text:p>427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7">
            <text:p>317</text:p>
          </table:table-cell>
          <table:table-cell table:style-name="ce8" office:value-type="string">
            <text:p>Non Stop Mix Special 3</text:p>
          </table:table-cell>
          <table:table-cell table:style-name="ce16" office:value-type="string">
            <text:p>Non Stop Mix Special</text:p>
          </table:table-cell>
          <table:table-cell table:number-columns-repeated="2" table:style-name="ce25" office:value-type="float" office:value="199">
            <text:p>199</text:p>
          </table:table-cell>
          <table:table-cell office:value-type="string">
            <text:p>no</text:p>
          </table:table-cell>
          <table:table-cell table:number-columns-repeated="9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8">
            <text:p>318</text:p>
          </table:table-cell>
          <table:table-cell table:style-name="ce8" office:value-type="string">
            <text:p>Luv To Me |~super euro version~</text:p>
          </table:table-cell>
          <table:table-cell table:style-name="ce16" office:value-type="string">
            <text:p>tiger YAMATO and Y&amp;Co.</text:p>
          </table:table-cell>
          <table:table-cell table:number-columns-repeated="2" table:style-name="ce25" office:value-type="float" office:value="160">
            <text:p>160</text:p>
          </table:table-cell>
          <table:table-cell table:style-name="ce32" office:value-type="string">
            <text:p><text:span text:style-name="T2">DATA/mov/</text:span><text:span text:style-name="T3">luv2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15">
            <text:p>21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3">
            <text:p>263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44">
            <text:p>144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86">
            <text:p>186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9">
            <text:p>319</text:p>
          </table:table-cell>
          <table:table-cell table:style-name="ce8" office:value-type="string">
            <text:p>Night of Fire</text:p>
          </table:table-cell>
          <table:table-cell table:style-name="ce16" office:value-type="string">
            <text:p>NIKO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36">
            <text:p>136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90">
            <text:p>19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43">
            <text:p>14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26">
            <text:p>226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0">
            <text:p>320</text:p>
          </table:table-cell>
          <table:table-cell table:style-name="ce8" office:value-type="string">
            <text:p>FLOWER</text:p>
          </table:table-cell>
          <table:table-cell table:style-name="ce16" office:value-type="string">
            <text:p>DJ YOSHITAKA</text:p>
          </table:table-cell>
          <table:table-cell table:number-columns-repeated="2" table:style-name="ce25" office:value-type="float" office:value="173">
            <text:p>173</text:p>
          </table:table-cell>
          <table:table-cell table:style-name="ce32" office:value-type="string">
            <text:p><text:span text:style-name="T2">DATA/mov/</text:span><text:span text:style-name="T3">twin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1">
            <text:p>321</text:p>
          </table:table-cell>
          <table:table-cell table:style-name="ce8" office:value-type="string">
            <text:p>Keep it |-AKIBA KOUBOU MIX-</text:p>
          </table:table-cell>
          <table:table-cell table:style-name="ce16" office:value-type="string">
            <text:p>DJ Command feat. NAGISA</text:p>
          </table:table-cell>
          <table:table-cell table:number-columns-repeated="2" table:style-name="ce25" office:value-type="float" office:value="166">
            <text:p>166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2">
            <text:p>322</text:p>
          </table:table-cell>
          <table:table-cell table:style-name="ce9" office:value-type="string">
            <text:p>DYNAMITE RAVE |~super euro ver.~</text:p>
          </table:table-cell>
          <table:table-cell table:style-name="ce16" office:value-type="string">
            <text:p>NAOKI and Y&amp;Co.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luv2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3">
            <text:p>323</text:p>
          </table:table-cell>
          <table:table-cell table:style-name="ce8" office:value-type="string">
            <text:p>Popteen</text:p>
          </table:table-cell>
          <table:table-cell table:style-name="ce16" office:value-type="string">
            <text:p>Domino</text:p>
          </table:table-cell>
          <table:table-cell table:number-columns-repeated="2" table:style-name="ce25" office:value-type="float" office:value="151">
            <text:p>151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8" office:value-type="string">
            <text:p>Elemental Creation</text:p>
          </table:table-cell>
          <table:table-cell table:style-name="ce17" office:value-type="string">
            <text:p>dj TAKA meets DJ YOSHITAKA</text:p>
          </table:table-cell>
          <table:table-cell table:style-name="ce25" office:value-type="float" office:value="212">
            <text:p>212</text:p>
          </table:table-cell>
          <table:table-cell table:style-name="ce25" office:value-type="float" office:value="424">
            <text:p>424</text:p>
          </table:table-cell>
          <table:table-cell table:style-name="ce32" office:value-type="string">
            <text:p><text:span text:style-name="T2">DATA/mov/</text:span><text:span text:style-name="T3">boss2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10">
            <text:p>310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27">
            <text:p>52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12">
            <text:p>312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541">
            <text:p>54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5">
            <text:p>385</text:p>
          </table:table-cell>
          <table:table-cell table:style-name="ce11" office:value-type="string">
            <text:p>SUPER EURO NOW |~NONSTOP~ </text:p>
          </table:table-cell>
          <table:table-cell table:style-name="ce19" office:value-type="string">
            <text:p>MIXED BY GU TEAM </text:p>
          </table:table-cell>
          <table:table-cell table:number-columns-repeated="2" table:style-name="ce6" office:value-type="float" office:value="160">
            <text:p>16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HIGH SPEED CONCLUSION</text:p>
          </table:table-cell>
          <table:table-cell table:style-name="ce16" office:value-type="string">
            <text:p>Ryutaro Nakahara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85">
            <text:p>185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Xmix2</text:p>
          </table:table-cell>
          <table:table-cell table:style-name="ce16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8">
            <text:p>388</text:p>
          </table:table-cell>
          <table:table-cell office:value-type="string">
            <text:p>Xmix3</text:p>
          </table:table-cell>
          <table:table-cell table:style-name="ce16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Xmix4</text:p>
          </table:table-cell>
          <table:table-cell table:style-name="ce16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90">
            <text:p>390</text:p>
          </table:table-cell>
          <table:table-cell office:value-type="string">
            <text:p>Xmix5</text:p>
          </table:table-cell>
          <table:table-cell table:style-name="ce16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 table:number-rows-repeated="32">
          <table:table-cell table:number-columns-repeated="244"/>
        </table:table-row>
        <table:table-row table:style-name="ro2" table:number-rows-repeated="3">
          <table:table-cell/>
          <table:table-cell table:style-name="ce8"/>
          <table:table-cell table:style-name="ce16"/>
          <table:table-cell table:style-name="ce25" table:number-columns-repeated="2"/>
          <table:table-cell/>
          <table:table-cell table:style-name="ce25" table:number-columns-repeated="11"/>
          <table:table-cell table:number-columns-repeated="227"/>
        </table:table-row>
        <table:table-row table:style-name="ro2" table:number-rows-repeated="1048424">
          <table:table-cell table:number-columns-repeated="244"/>
        </table:table-row>
        <table:table-row table:style-name="ro2">
          <table:table-cell table:number-columns-repeated="24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2">11/02/2013</text:date>, <text:time>04:3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3-11-02T04:35:38.99</dc:date>
    <meta:editing-duration>P6DT21H39M49S</meta:editing-duration>
    <meta:editing-cycles>78</meta:editing-cycles>
    <meta:document-statistic meta:table-count="1" meta:cell-count="1959" meta:object-count="0"/>
  </office:meta>
</office:document-meta>
</file>